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7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99269821666934" calcext:value-type="float">
            <text:p>0.799269821666934</text:p>
          </table:table-cell>
          <table:table-cell table:style-name="ce3" office:value-type="float" office:value="0.843556554712977" calcext:value-type="float">
            <text:p>0.8435565547129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73379446641675" calcext:value-type="float">
            <text:p>0.673379446641675</text:p>
          </table:table-cell>
          <table:table-cell office:value-type="float" office:value="0.739571940124771" calcext:value-type="float">
            <text:p>0.73957194012477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71338942170899" calcext:value-type="float">
            <text:p>0.571338942170899</text:p>
          </table:table-cell>
          <table:table-cell office:value-type="float" office:value="0.696576175917834" calcext:value-type="float">
            <text:p>0.69657617591783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1600892983122" calcext:value-type="float">
            <text:p>0.311600892983122</text:p>
          </table:table-cell>
          <table:table-cell office:value-type="float" office:value="0.342872776131363" calcext:value-type="float">
            <text:p>0.3428727761313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0598031888142" calcext:value-type="float">
            <text:p>0.500598031888142</text:p>
          </table:table-cell>
          <table:table-cell office:value-type="float" office:value="0.587176751431391" calcext:value-type="float">
            <text:p>0.58717675143139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1059345145502" calcext:value-type="float">
            <text:p>0.791059345145502</text:p>
          </table:table-cell>
          <table:table-cell office:value-type="float" office:value="0.83480590681532" calcext:value-type="float">
            <text:p>0.834805906815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50050611066384" calcext:value-type="float">
            <text:p>0.650050611066384</text:p>
          </table:table-cell>
          <table:table-cell office:value-type="float" office:value="0.718655051545645" calcext:value-type="float">
            <text:p>0.7186550515456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60780914178356" calcext:value-type="float">
            <text:p>0.660780914178356</text:p>
          </table:table-cell>
          <table:table-cell office:value-type="float" office:value="0.726243455293513" calcext:value-type="float">
            <text:p>0.7262434552935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0135856217056" calcext:value-type="float">
            <text:p>0.800135856217056</text:p>
          </table:table-cell>
          <table:table-cell office:value-type="float" office:value="0.839202846966742" calcext:value-type="float">
            <text:p>0.8392028469667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4470339237966" calcext:value-type="float">
            <text:p>0.524470339237966</text:p>
          </table:table-cell>
          <table:table-cell office:value-type="float" office:value="0.58268117151072" calcext:value-type="float">
            <text:p>0.5826811715107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3463635062152" calcext:value-type="float">
            <text:p>0.783463635062152</text:p>
          </table:table-cell>
          <table:table-cell office:value-type="float" office:value="0.837985785055671" calcext:value-type="float">
            <text:p>0.8379857850556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2589231565239" calcext:value-type="float">
            <text:p>0.642589231565239</text:p>
          </table:table-cell>
          <table:table-cell office:value-type="float" office:value="0.725548470856276" calcext:value-type="float">
            <text:p>0.72554847085627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714205319573" calcext:value-type="float">
            <text:p>0.801714205319573</text:p>
          </table:table-cell>
          <table:table-cell office:value-type="float" office:value="0.840909073483353" calcext:value-type="float">
            <text:p>0.8409090734833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05408349221627" calcext:value-type="float">
            <text:p>0.805408349221627</text:p>
          </table:table-cell>
          <table:table-cell office:value-type="float" office:value="0.843083677019199" calcext:value-type="float">
            <text:p>0.8430836770191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22917897989787" calcext:value-type="float">
            <text:p>0.522917897989787</text:p>
          </table:table-cell>
          <table:table-cell office:value-type="float" office:value="0.566707619884436" calcext:value-type="float">
            <text:p>0.5667076198844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022746582147" calcext:value-type="float">
            <text:p>0.801022746582147</text:p>
          </table:table-cell>
          <table:table-cell office:value-type="float" office:value="0.838989940307333" calcext:value-type="float">
            <text:p>0.8389899403073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3884977157015" calcext:value-type="float">
            <text:p>0.773884977157015</text:p>
          </table:table-cell>
          <table:table-cell office:value-type="float" office:value="0.829746678879868" calcext:value-type="float">
            <text:p>0.8297466788798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18])" office:value-type="float" office:value="0.805408349221627" calcext:value-type="float">
            <text:p>0.805408349221627</text:p>
          </table:table-cell>
          <table:table-cell table:style-name="Default" table:formula="of:=MAX([.G2:.G18])" office:value-type="float" office:value="0.843556554712977" calcext:value-type="float">
            <text:p>0.84355655471297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45:34.993421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4:53:52.305765952</dc:date>
    <meta:editing-duration>PT8M41S</meta:editing-duration>
    <meta:editing-cycles>3</meta:editing-cycles>
    <meta:generator>LibreOffice/6.0.7.3$Linux_X86_64 LibreOffice_project/00m0$Build-3</meta:generator>
    <meta:document-statistic meta:table-count="1" meta:cell-count="181" meta:object-count="0"/>
  </office:meta>
</office:document-meta>
</file>